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ANOVA ENRRIQUEZ, AMALIA MARGOT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72856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ANOVA ENRRIQUEZ, AMALIA MARGOT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7285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2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56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3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77018501</text:p>
          </table:table-cell>
          <table:table-cell table:style-name="Tabla2.A2" office:value-type="string">
            <text:p text:style-name="P9">15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FREDO LATORRE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SE PAGO EL FLETE TERRESTRE EN EFECTIVO - CESAR CARRANZA TENER EN CUENTA - D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43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